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6.9264in" style:page-number="0" table:align="left" style:writing-mode="lr-tb"/>
    </style:style>
    <style:style style:name="Table1.A" style:family="table-column">
      <style:table-column-properties style:column-width="0.9521in"/>
    </style:style>
    <style:style style:name="Table1.B" style:family="table-column">
      <style:table-column-properties style:column-width="3.5389in"/>
    </style:style>
    <style:style style:name="Table1.C" style:family="table-column">
      <style:table-column-properties style:column-width="2.4354in"/>
    </style:style>
    <style:style style:name="Table1.1" style:family="table-row">
      <style:table-row-properties style:min-row-height="0.1917in" style:keep-together="true" fo:keep-together="auto"/>
    </style:style>
    <style:style style:name="Table1.A1" style:family="table-cell">
      <style:table-cell-properties style:vertical-align="top" fo:background-color="#b3b3b3"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b3b3b3" fo:padding="0.0382in" fo:border="0.0007in solid #000000" style:writing-mode="lr-tb">
        <style:background-image/>
      </style:table-cell-properties>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7.0069in" table:align="left" style:writing-mode="lr-tb"/>
    </style:style>
    <style:style style:name="Table2.A" style:family="table-column">
      <style:table-column-properties style:column-width="0.7479in"/>
    </style:style>
    <style:style style:name="Table2.B" style:family="table-column">
      <style:table-column-properties style:column-width="1.5646in"/>
    </style:style>
    <style:style style:name="Table2.C" style:family="table-column">
      <style:table-column-properties style:column-width="2.6875in"/>
    </style:style>
    <style:style style:name="Table2.D" style:family="table-column">
      <style:table-column-properties style:column-width="2.0069in"/>
    </style:style>
    <style:style style:name="Table2.1" style:family="table-row">
      <style:table-row-properties style:keep-together="true" fo:keep-together="auto"/>
    </style:style>
    <style:style style:name="Table2.A1" style:family="table-cell">
      <style:table-cell-properties style:vertical-align="top" fo:background-color="#bfbfb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bfbfbf"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background-color="#ddd9c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2" style:family="table-cell">
      <style:table-cell-properties style:vertical-align="top" fo:background-color="#ddd9c3" fo:padding-left="0.075in" fo:padding-right="0.075in" fo:padding-top="0in" fo:padding-bottom="0in" fo:border="0.0069in solid #000000" style:writing-mode="lr-tb">
        <style:background-image/>
      </style:table-cell-properties>
    </style:style>
    <style:style style:name="Table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3"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style>
    <style:style style:name="P3" style:family="paragraph" style:parent-style-name="Standard">
      <style:paragraph-properties style:snap-to-layout-grid="false"/>
      <style:text-properties fo:language="en" fo:country="US" fo:font-weight="bold" style:font-weight-asian="bold"/>
    </style:style>
    <style:style style:name="P4" style:family="paragraph" style:parent-style-name="Standard">
      <style:paragraph-properties style:snap-to-layout-grid="false"/>
      <style:text-properties fo:language="en" fo:country="US"/>
    </style:style>
    <style:style style:name="P5" style:family="paragraph" style:parent-style-name="Standard">
      <style:text-properties fo:language="en" fo:country="US" style:font-size-complex="12pt"/>
    </style:style>
    <style:style style:name="P6" style:family="paragraph" style:parent-style-name="Standard">
      <style:paragraph-properties style:snap-to-layout-grid="false"/>
    </style:style>
    <style:style style:name="P7" style:family="paragraph" style:parent-style-name="Standard" style:list-style-name="WW8Num1">
      <style:paragraph-properties fo:margin-left="0.5in" fo:margin-right="0in" fo:text-indent="-0.25in" style:auto-text-indent="false"/>
    </style:style>
    <style:style style:name="P8" style:family="paragraph" style:parent-style-name="Standard" style:list-style-name="WW8Num1">
      <style:paragraph-properties fo:margin-left="0.5in" fo:margin-right="0in" fo:text-indent="-0.25in" style:auto-text-indent="false"/>
      <style:text-properties fo:language="en" fo:country="US"/>
    </style:style>
    <style:style style:name="P9" style:family="paragraph" style:parent-style-name="Standard">
      <style:paragraph-properties fo:break-before="page"/>
      <style:text-properties fo:language="en" fo:country="US" fo:font-weight="bold" style:font-weight-asian="bold"/>
    </style:style>
    <style:style style:name="P10" style:family="paragraph" style:parent-style-name="Standard">
      <style:paragraph-properties fo:margin-left="0.7874in" fo:margin-right="0in" fo:text-indent="0in" style:auto-text-indent="false"/>
      <style:text-properties style:font-name="Courier New" fo:font-size="10pt" fo:language="en" fo:country="US" style:font-size-asian="10pt" style:font-name-complex="Courier New"/>
    </style:style>
    <style:style style:name="P11" style:family="paragraph" style:parent-style-name="Standard">
      <style:paragraph-properties fo:margin-left="0.25in" fo:margin-right="0in" fo:text-indent="0in" style:auto-text-indent="false"/>
      <style:text-properties style:font-name="Courier New" fo:font-size="10pt" fo:language="en" fo:country="US" style:font-size-asian="10pt" style:font-name-complex="Courier New"/>
    </style:style>
    <style:style style:name="P12" style:family="paragraph" style:parent-style-name="Table_20_Contents">
      <style:paragraph-properties style:snap-to-layout-grid="false"/>
    </style:style>
    <style:style style:name="P13" style:family="paragraph" style:parent-style-name="Table_20_Contents">
      <style:paragraph-properties style:snap-to-layout-grid="fals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Wingding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Version</text:p>
          </table:table-cell>
          <table:table-cell table:style-name="Table1.A1" office:value-type="string">
            <text:p text:style-name="P12">Description</text:p>
          </table:table-cell>
          <table:table-cell table:style-name="Table1.C1" office:value-type="string">
            <text:p text:style-name="P12">Authors(s)</text:p>
          </table:table-cell>
        </table:table-row>
        <table:table-row table:style-name="Table1.1">
          <table:table-cell table:style-name="Table1.A2" office:value-type="string">
            <text:p text:style-name="P12">0.1</text:p>
          </table:table-cell>
          <table:table-cell table:style-name="Table1.A2" office:value-type="string">
            <text:p text:style-name="P12">Initial Oplock package design specification</text:p>
          </table:table-cell>
          <table:table-cell table:style-name="Table1.C2" office:value-type="string">
            <text:p text:style-name="P12">G. Carter &lt;gcarter@likewise.com&gt;</text:p>
          </table:table-cell>
        </table:table-row>
        <table:table-row table:style-name="Table1.1">
          <table:table-cell table:style-name="Table1.A2" office:value-type="string">
            <text:p text:style-name="P13">1.1</text:p>
          </table:table-cell>
          <table:table-cell table:style-name="Table1.A2" office:value-type="string">
            <text:p text:style-name="P13">Pvfs driver implementation explanation</text:p>
          </table:table-cell>
          <table:table-cell table:style-name="Table1.C2" office:value-type="string">
            <text:p text:style-name="P12">G. Carter &lt;gcarter@likewise.com&gt;</text:p>
          </table:table-cell>
        </table:table-row>
        <table:table-row table:style-name="Table1.1">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style-name="Table1.1">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
      <text:p text:style-name="Standard"/>
      <text:p text:style-name="P1"/>
      <text:p text:style-name="P2">Overview</text:p>
      <text:p text:style-name="P1"/>
      <text:p text:style-name="P1">The Likewise I/O Manager provides a means for application to request opportunistic locks on files provided by a file system driver. <text:s/>This document descriptions the internal mechanisms and control flow for requesting an oplock, how that oplock may be broken, and the semantics of the calling srv.sys SMB protocol driver when dealing with SMBv1 network clients.</text:p>
      <text:p text:style-name="P1"/>
      <text:p text:style-name="P1"/>
      <text:p text:style-name="P2">Likewise I/O Manager API calls relating to Oplocks</text:p>
      <text:p text:style-name="P1"/>
      <text:p text:style-name="Standard"><text:span text:style-name="T1">All oplock operations are performed on IO_FILE_HANDLE objects. <text:s/>Therefore, it is necessary for the calling applications to first call IoCreateFile() to obtain a valid File Object handle. <text:s/>There </text:span><text:span text:style-name="T1">are no restrictions on the CreateOptions, CreateDisposition, FileShareFlags, or requested AccessMask values when obtaining the File Handle.</text:span></text:p>
      <text:p text:style-name="P1"/>
      <text:p text:style-name="Standard"><text:span text:style-name="T1">Once a file has been opened, the calling application make call IoFsControlFile() to request an oplock. <text:s/>The following FsCtl code is supported:</text:span></text:p>
      <text:p text:style-name="P1"/>
      <text:list xml:id="list33527299" text:style-name="WW8Num1">
        <text:list-item>
          <text:p text:style-name="P7"><text:span text:style-name="T1">IO_FSCTL_OPLOCK_REQUEST</text:span></text:p>
        </text:list-item>
      </text:list>
      <text:p text:style-name="P1"/>
      <text:p text:style-name="Standard"><text:span text:style-name="T1">When specifying the </text:span><text:span text:style-name="T1">IO_FSCTL_OPLOCK_REQUEST control code, the IRP IoControl InputBuffer must point to a valid IO_FSCTL_OPLOCK_REQUEST_INPUT_BUFFER structure whose flags field is set to one of the following values:</text:span></text:p>
      <text:p text:style-name="P1"/>
      <text:list xml:id="list33526751" text:continue-numbering="true" text:style-name="WW8Num1">
        <text:list-item>
          <text:p text:style-name="P7"><text:span text:style-name="T1">IO_OPLOCK_</text:span><text:span text:style-name="T1">REQUEST_OPLOCK_ BATCH</text:span></text:p>
        </text:list-item>
        <text:list-item>
          <text:p text:style-name="P7"><text:span text:style-name="T1">IO_OPLOCK_</text:span><text:span text:style-name="T1">REQUEST_OPLOCK_LEVEL_1</text:span></text:p>
        </text:list-item>
        <text:list-item>
          <text:p text:style-name="P7"><text:span text:style-name="T1">IO_OPLOCK_</text:span><text:span text:style-name="T1">REQUEST_OPLOCK_LEVEL_2</text:span></text:p>
        </text:list-item>
      </text:list>
      <text:p text:style-name="P1"/>
      <text:p text:style-name="P1">The resulting IoFsControlCode() call will return STATUS_PENDING to indicate a successful grant of the oplock. <text:s/>Otherwise, an appropriate failure error code is returned (e.g. STATUS_OPLOCK_NOT_GRANTED). <text:s/></text:p>
      <text:p text:style-name="P1"/>
      <text:p text:style-name="Standard"><text:span text:style-name="T1">When an oplock is broken in response to an open or write request, the IoFsControlFile() call completes, returning STATUS_SUCCESS, and indicating the oplock break information in the IO_FSCTL_OPLOCK_REQUEST_OUTPUT_BUFFER OplockBreakResult field to one of the following:</text:span></text:p>
      <text:p text:style-name="P1"/>
      <text:list xml:id="list33521014" text:continue-numbering="true" text:style-name="WW8Num1">
        <text:list-item>
          <text:p text:style-name="P8">IO_OPLOCK_NOT_BROKEN</text:p>
        </text:list-item>
        <text:list-item>
          <text:p text:style-name="P7"><text:span text:style-name="T1">IO_OPLOCK_</text:span><text:span text:style-name="T1">BROKEN_TO_NONE</text:span></text:p>
        </text:list-item>
        <text:list-item>
          <text:p text:style-name="P7"><text:soft-page-break/><text:span text:style-name="T1">IO_OPLOCK_BROKEN_TO_LEVEL_2</text:span></text:p>
        </text:list-item>
      </text:list>
      <text:p text:style-name="P1"/>
      <text:p text:style-name="Standard"><text:span text:style-name="T1">Upon receiving an Oplock break from the I/O manager, the application must do </text:span><text:span text:style-name="T1">whatever oplock break processing is necessary before calling the IoFsControlFile() function again to acknowledge that the break is complete and that any CreateFile() requests blocked by the oplock break may proceed. <text:s/>The following ControlCode is used to acknowledge an oplock break completion.</text:span></text:p>
      <text:p text:style-name="P1"/>
      <text:list xml:id="list33542540" text:continue-numbering="true" text:style-name="WW8Num1">
        <text:list-item>
          <text:p text:style-name="P8">IO_FSCTL_OPLOCK_BREAK_ACK</text:p>
        </text:list-item>
      </text:list>
      <text:p text:style-name="P1"/>
      <text:p text:style-name="Standard"><text:span text:style-name="T1">The input</text:span><text:span text:style-name="T1"> buffer must be of the type IO_FSCTL_OPLOCK_BREAK_ACK_INPUT_BUFFER and the Response field set to one of the following codes, however only the first two codes are currently supported.</text:span></text:p>
      <text:p text:style-name="P1"/>
      <text:list xml:id="list33521768" text:continue-numbering="true" text:style-name="WW8Num1">
        <text:list-item>
          <text:p text:style-name="P8">IO_OPLOCK_BREAK_ACKNOWLEDGE</text:p>
        </text:list-item>
        <text:list-item>
          <text:p text:style-name="P8">IO_OPLOCK_BREAK_ACK_NO_LEVEL_2</text:p>
        </text:list-item>
        <text:list-item>
          <text:p text:style-name="P8">IO_OPLOCK_BREAK_CLOSE_PENDING</text:p>
        </text:list-item>
      </text:list>
      <text:p text:style-name="P1"/>
      <text:p text:style-name="Standard"><text:span text:style-name="T1">The caller uses the IO_OPLOCK_BREAK_ACKNOWLEDGE response to indicate that it is accepting the oplock break response level from the file system. <text:s text:c="2"/>If the caller received an IO_OPLOCK_BROKEN_TO_LEVEL_2 response, then the Level2 oplock is granted when the </text:span><text:span text:style-name="T1">break acknowledgement is received and the resulting IoFsControl() is marked as pending in the same way than an initial oplock request is handled.</text:span></text:p>
      <text:p text:style-name="P1"/>
      <text:p text:style-name="Standard"><text:span text:style-name="T2">Example Oplock </text:span><text:span text:style-name="T2">Scenario</text:span></text:p>
      <text:p text:style-name="P1"/>
      <text:p text:style-name="P1">The following scenario describes the server behavior in terms of the described I/O manager API calls when client A requests and obtains a batch oplock on file Y which is then subsequently broken by and open request on the same file from client B.</text:p>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Client</text:p>
          </table:table-cell>
          <table:table-cell table:style-name="Table2.A1" office:value-type="string">
            <text:p text:style-name="P3">Operation</text:p>
          </table:table-cell>
          <table:table-cell table:style-name="Table2.A1" office:value-type="string">
            <text:p text:style-name="P3">Srv.sys</text:p>
          </table:table-cell>
          <table:table-cell table:style-name="Table2.D1" office:value-type="string">
            <text:p text:style-name="P3">Pvfs.sys</text:p>
          </table:table-cell>
        </table:table-row>
        <table:table-row table:style-name="Table2.1">
          <table:table-cell table:style-name="Table2.A2" office:value-type="string">
            <text:p text:style-name="P4">Client A</text:p>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6"><text:span text:style-name="T1">NTcreate&amp;X(Y)<text:line-break/>Requesting a Batch oplock </text:span><text:span text:style-name="T3"></text:span></text:p>
          </table:table-cell>
          <table:table-cell table:style-name="Table2.A3" office:value-type="string">
            <text:p text:style-name="P4"/>
          </table:table-cell>
          <table:table-cell table:style-name="Table2.D3"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6"><text:span text:style-name="T1">IoCreateFile(Y)</text:span><text:span text:style-name="T3"></text:span></text:p>
          </table:table-cell>
          <table:table-cell table:style-name="Table2.D3"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4"/>
          </table:table-cell>
          <table:table-cell table:style-name="Table2.D3" office:value-type="string">
            <text:p text:style-name="P6"><text:span text:style-name="T3"></text:span><text:span text:style-name="T1">SUCCESS</text:span></text:p>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6"><text:span text:style-name="T1">IoFsCtl</text:span><text:span text:style-name="T1">File(REQ_BATCH) </text:span><text:span text:style-name="T3"></text:span></text:p>
          </table:table-cell>
          <table:table-cell table:style-name="Table2.D3"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4"/>
          </table:table-cell>
          <table:table-cell table:style-name="Table2.D3" office:value-type="string">
            <text:p text:style-name="P6"><text:span text:style-name="T3"></text:span><text:span text:style-name="T1"> PENDING</text:span></text:p>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6"><text:span text:style-name="T3"></text:span><text:span text:style-name="T1">NTcreate&amp;X response</text:span></text:p>
          </table:table-cell>
          <table:table-cell table:style-name="Table2.D3" office:value-type="string">
            <text:p text:style-name="P4"/>
          </table:table-cell>
        </table:table-row>
        <table:table-row table:style-name="Table2.1">
          <table:table-cell table:style-name="Table2.A2" office:value-type="string">
            <text:p text:style-name="P4">Client B</text:p>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4">NTcreate&amp;X(Y)</text:p>
            <text:p text:style-name="Standard"><text:span text:style-name="T1">Requesting a Batch oplock </text:span><text:span text:style-name="T3"></text:span></text:p>
          </table:table-cell>
          <table:table-cell table:style-name="Table2.A3" office:value-type="string">
            <text:p text:style-name="P4"/>
          </table:table-cell>
          <table:table-cell table:style-name="Table2.D3"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6"><text:span text:style-name="T1">IoCreateFile(Y) </text:span><text:span text:style-name="T3"></text:span></text:p>
          </table:table-cell>
          <table:table-cell table:style-name="Table2.D3" office:value-type="string">
            <text:p text:style-name="P4"/>
          </table:table-cell>
        </table:table-row>
        <table:table-row table:style-name="Table2.1">
          <table:table-cell table:style-name="Table2.A2" office:value-type="string">
            <text:p text:style-name="P4">Client A</text:p>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4"/>
          </table:table-cell>
          <table:table-cell table:style-name="Table2.D3" office:value-type="string">
            <text:p text:style-name="P4">IoFsCtlFile(Y) completes</text:p>
            <text:p text:style-name="P1">BREAK_TO_NONE</text:p>
            <text:p text:style-name="Standard"><text:soft-page-break/><text:span text:style-name="T3"></text:span><text:span text:style-name="T1">SUCCESS</text:span></text:p>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6"><text:span text:style-name="T3"></text:span><text:span text:style-name="T1">SMBlocking&amp;X</text:span></text:p>
          </table:table-cell>
          <table:table-cell table:style-name="Table2.D3"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6"><text:span text:style-name="T1">SMBwrite&amp;X </text:span><text:span text:style-name="T3"></text:span></text:p>
          </table:table-cell>
          <table:table-cell table:style-name="Table2.A3" office:value-type="string">
            <text:p text:style-name="P4"/>
          </table:table-cell>
          <table:table-cell table:style-name="Table2.D3"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6"><text:span text:style-name="T1">SMBlocking&amp;X </text:span><text:span text:style-name="T3"></text:span></text:p>
          </table:table-cell>
          <table:table-cell table:style-name="Table2.A3" office:value-type="string">
            <text:p text:style-name="P4"/>
          </table:table-cell>
          <table:table-cell table:style-name="Table2.D3"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6"><text:span text:style-name="T1">IoFsCtlFile(BREAK_ACK) </text:span><text:span text:style-name="T3"></text:span></text:p>
          </table:table-cell>
          <table:table-cell table:style-name="Table2.D3"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4"/>
          </table:table-cell>
          <table:table-cell table:style-name="Table2.D3" office:value-type="string">
            <text:p text:style-name="P6"><text:span text:style-name="T3"></text:span><text:span text:style-name="T1"> SUCCESS</text:span></text:p>
          </table:table-cell>
        </table:table-row>
        <table:table-row table:style-name="Table2.1">
          <table:table-cell table:style-name="Table2.A2" office:value-type="string">
            <text:p text:style-name="P4">Client B</text:p>
          </table:table-cell>
          <table:table-cell table:style-name="Table2.A2" office:value-type="string">
            <text:p text:style-name="P4"/>
          </table:table-cell>
          <table:table-cell table:style-name="Table2.A2" office:value-type="string">
            <text:p text:style-name="P4"/>
          </table:table-cell>
          <table:table-cell table:style-name="Table2.D2" office:value-type="string">
            <text:p text:style-name="P4"/>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4"/>
          </table:table-cell>
          <table:table-cell table:style-name="Table2.D3" office:value-type="string">
            <text:p text:style-name="P4">IoCreateFile() completes</text:p>
            <text:p text:style-name="Standard"><text:span text:style-name="T3"></text:span><text:span text:style-name="T1"> SUCCESS</text:span></text:p>
          </table:table-cell>
        </table:table-row>
        <table:table-row table:style-name="Table2.1">
          <table:table-cell table:style-name="Table2.A3" office:value-type="string">
            <text:p text:style-name="P4"/>
          </table:table-cell>
          <table:table-cell table:style-name="Table2.A3" office:value-type="string">
            <text:p text:style-name="P4"/>
          </table:table-cell>
          <table:table-cell table:style-name="Table2.A3" office:value-type="string">
            <text:p text:style-name="P6"><text:span text:style-name="T3"></text:span><text:span text:style-name="T1">NTcreate&amp;X response</text:span></text:p>
          </table:table-cell>
          <table:table-cell table:style-name="Table2.D3" office:value-type="string">
            <text:p text:style-name="P4"/>
          </table:table-cell>
        </table:table-row>
      </table:table>
      <text:p text:style-name="P1"/>
      <text:p text:style-name="P9">Pvfs Oplock Implementation</text:p>
      <text:p text:style-name="P1"/>
      <text:p text:style-name="P1">The Oplock Package entry points are defined in oplock.c.</text:p>
      <text:p text:style-name="P1"/>
      <text:p text:style-name="P1">The handler for the IO_FSCTL_OPLOCK_REQUEST is PvfsOplockRequest(). <text:s/>The function indicates a successful oplock grant by returning STATUS_PENDING. <text:s/>In the case of failure, the appropriate NTSTATUS error is returned.</text:p>
      <text:p text:style-name="P1"/>
      <text:p text:style-name="P10">NTSTATUS</text:p>
      <text:p text:style-name="P10">PvfsOplockRequest(</text:p>
      <text:p text:style-name="P10"><text:s text:c="4"/>IN <text:s/>PPVFS_IRP_CONTEXT pIrpContext,</text:p>
      <text:p text:style-name="P10"><text:s text:c="4"/>IN <text:s/>PVOID InputBuffer,</text:p>
      <text:p text:style-name="P10"><text:s text:c="4"/>IN <text:s/>ULONG InputBufferLength,</text:p>
      <text:p text:style-name="P10"><text:s text:c="4"/>OUT PVOID OutputBuffer,</text:p>
      <text:p text:style-name="P10"><text:s text:c="4"/>IN <text:s/>ULONG OutputBufferLength</text:p>
      <text:p text:style-name="P10"><text:s text:c="4"/>);</text:p>
      <text:p text:style-name="P1"/>
      <text:p text:style-name="P1">The handler for the IO_FSCTL_OPLOCK_BREAK_ACK is PvfsOplockBreakAck(). <text:s/>If the acknowledgement results in granted a new oplock, the function will return STATUS_PENDING. <text:s/>Otherwise the function returns STATUS_SUCCESS or an appropriate error code.</text:p>
      <text:p text:style-name="P10"/>
      <text:p text:style-name="P10">NTSTATUS</text:p>
      <text:p text:style-name="P10">PvfsOplockBreakAck(</text:p>
      <text:p text:style-name="P10"><text:s text:c="4"/>IN <text:s/>PPVFS_IRP_CONTEXT pIrpContext,</text:p>
      <text:p text:style-name="P10"><text:s text:c="4"/>IN <text:s/>PVOID InputBuffer,</text:p>
      <text:p text:style-name="P10"><text:s text:c="4"/>IN <text:s/>ULONG InputBufferLength,</text:p>
      <text:p text:style-name="P10"><text:s text:c="4"/>OUT PVOID OutputBuffer,</text:p>
      <text:p text:style-name="P10"><text:s text:c="4"/>IN <text:s/>ULONG OutputBufferLength</text:p>
      <text:p text:style-name="P10"><text:s text:c="4"/>);</text:p>
      <text:p text:style-name="P1"/>
      <text:p text:style-name="Standard"><text:span text:style-name="T1">A caller testing for an oplock break should call PvfsOplockBreakIfLocked(). <text:s/></text:span></text:p>
      <text:p text:style-name="P10"/>
      <text:p text:style-name="P10">NTSTATUS</text:p>
      <text:p text:style-name="P10">PvfsOplockBreakIfLocked(</text:p>
      <text:p text:style-name="P10"><text:s text:c="4"/>IN PPVFS_IRP_CONTEXT pIrpContext,</text:p>
      <text:p text:style-name="P10"><text:s text:c="4"/>IN PPVFS_CCB pCcb,</text:p>
      <text:p text:style-name="P10"><text:s text:c="4"/>IN PPVFS_FCB pFcb</text:p>
      <text:p text:style-name="P10"><text:s text:c="4"/>);</text:p>
      <text:p text:style-name="P5"/>
      <text:p text:style-name="P1">The function may return three success values or an appropriate error code.</text:p>
      <text:p text:style-name="P1"/>
      <text:list xml:id="list33528181" text:continue-numbering="true" text:style-name="WW8Num1">
        <text:list-item>
          <text:p text:style-name="P8">STATUS_SUCCESS – No oplock break is necessary and the caller may proceed.</text:p>
        </text:list-item>
        <text:list-item>
          <text:p text:style-name="P8">STATUS_PENDING – An oplock break has occurred and the caller must queue the remaining work until the oplock break acknowledgement is received.</text:p>
        </text:list-item>
        <text:list-item>
          <text:p text:style-name="P7"><text:span text:style-name="T1">STATUS_OPLOCK_BREAK_IN_PROGRESS – A pre-existing oplock break is currently underway and the caller must pend the oplock break check and any remaining work until the break acknowledgement has been received and processed.</text:span></text:p>
        </text:list-item>
      </text:list>
      <text:p text:style-name="P1"/>
      <text:p text:style-name="Standard"><text:span text:style-name="T1">Oplock break checks are</text:span><text:span text:style-name="T1"> performed in the following IRP types:</text:span></text:p>
      <text:p text:style-name="P1"/>
      <text:list xml:id="list33532103" text:continue-numbering="true" text:style-name="WW8Num1">
        <text:list-item>
          <text:p text:style-name="P8">IRP_TYPE_CREATE</text:p>
        </text:list-item>
        <text:list-item>
          <text:p text:style-name="P8">IRP_TYPE_READ</text:p>
        </text:list-item>
        <text:list-item>
          <text:p text:style-name="P8"><text:soft-page-break/>IRP_TYPE_WRITE</text:p>
        </text:list-item>
        <text:list-item>
          <text:p text:style-name="P8">IRP_TYPE_SET_INFORMATION</text:p>
        </text:list-item>
        <text:list-item>
          <text:p text:style-name="P8">IRP_TYPE_LOCK_CONTROL</text:p>
        </text:list-item>
      </text:list>
      <text:p text:style-name="P1"/>
      <text:p text:style-name="Standard"><text:span text:style-name="T1">When an oplock break occurs and the caller must defer remaining work, there are two provided interfaces. <text:s/>PvfsPendOplockBreaktest() will defer and work callback and context and the oplock break test. <text:s/>PvfsAddItemPendingOplockBreakAck() will defer a work item callback and context after an oplock break has occurred. <text:s/>Both functions add the work item to the FCB’s OplockPendingOpsQueue.</text:span><text:span text:style-name="T1"> <text:s/>The pCompletionContext maintains the information necessary to invoke the pfnCompletion callback. <text:s/>The caller is responsible for defining the parameters.</text:span></text:p>
      <text:p text:style-name="P1"/>
      <text:p text:style-name="P10">NTSTATUS</text:p>
      <text:p text:style-name="P10">PvfsPendOplockBreakTest(</text:p>
      <text:p text:style-name="P10"><text:s text:c="4"/>IN PPVFS_FCB pFcb,</text:p>
      <text:p text:style-name="P10"><text:s text:c="4"/>IN PPVFS_IRP_CONTEXT pIrpContext,</text:p>
      <text:p text:style-name="P10"><text:s text:c="4"/>IN PPVFS_CCB pCcb,</text:p>
      <text:p text:style-name="P10"><text:s text:c="4"/>IN PPVFS_OPLOCK_PENDING_COMPLETION_CALLBACK pfnCompletion,</text:p>
      <text:p text:style-name="P10"><text:s text:c="4"/>IN PPVFS_OPLOCK_PENDING_COMPLETION_FREE_CTX pfnFreeContext,</text:p>
      <text:p text:style-name="P10"><text:s text:c="4"/>IN PVOID pCompletionContext</text:p>
      <text:p text:style-name="P10"><text:s text:c="4"/>);</text:p>
      <text:p text:style-name="P10"/>
      <text:p text:style-name="P10">NTSTATUS</text:p>
      <text:p text:style-name="P10">PvfsAddItemPendingOplockBreakAck( <text:s text:c="3"/></text:p>
      <text:p text:style-name="P10"><text:s text:c="4"/>IN OUT PPVFS_FCB pFcb,</text:p>
      <text:p text:style-name="P10"><text:s text:c="4"/>IN <text:s text:c="4"/>PPVFS_IRP_CONTEXT pIrpContext,</text:p>
      <text:p text:style-name="P10"><text:s text:c="4"/>IN <text:s text:c="4"/>PPVFS_OPLOCK_PENDING_COMPLETION_CALLBACK pfnCompletion,</text:p>
      <text:p text:style-name="P10"><text:s text:c="4"/>IN <text:s text:c="4"/>PPVFS_OPLOCK_PENDING_COMPLETION_FREE_CTX pfnFreeContext,</text:p>
      <text:p text:style-name="P10"><text:s text:c="4"/>IN <text:s text:c="4"/>PVOID pCompletionContext</text:p>
      <text:p text:style-name="P10"><text:s text:c="4"/>);</text:p>
      <text:p text:style-name="P1"/>
      <text:p text:style-name="P1">Once the IO_FSCTL_OPLOCK_BREAK_ACK message is received and the break has been acknowledged, the work items in the pending queue are moved to the ready queue and processed during the worker thread’s global work queue (thread_worker.c).</text:p>
      <text:p text:style-name="P1"/>
      <text:p text:style-name="P10">typedef struct _PVFS_FCB</text:p>
      <text:p text:style-name="P10">{</text:p>
      <text:p text:style-name="P10">…</text:p>
      <text:p text:style-name="P10"><text:s text:c="4"/>PLWRTL_QUEUE pOplockPendingOpsQueue;</text:p>
      <text:p text:style-name="P10"><text:s text:c="4"/>PLWRTL_QUEUE pOplockReadyOpsQueue;</text:p>
      <text:p text:style-name="P10"/>
      <text:p text:style-name="P10">} PVFS_FCB, *P PVFS_FCB;</text:p>
      <text:p text:style-name="P1"/>
      <text:p text:style-name="P1">The following example from the FILE_OPEN and FILE_OVERWRITE dispositions illustrates how a CreateFile handles deferring remaining work.</text:p>
      <text:p text:style-name="P1"/>
      <text:p text:style-name="P11"><text:s text:c="4"/>ntError = STATUS_SUCCESS;</text:p>
      <text:p text:style-name="P11"><text:s text:c="4"/>if (pCreateCtx-&gt;GrantedAccess &amp; </text:p>
      <text:p text:style-name="P11"><text:s text:c="8"/>~(FILE_READ_ATTRIBUTES|FILE_WRITE_ATTRIBUTES|SYNCHRONIZE))</text:p>
      <text:p text:style-name="P11"><text:s text:c="4"/>{</text:p>
      <text:p text:style-name="P11"><text:s text:c="8"/>ntError = PvfsOplockBreakIfLocked(</text:p>
      <text:p text:style-name="P11"><text:s text:c="22"/>pCreateCtx-&gt;pIrpContext,</text:p>
      <text:p text:style-name="P11"><text:s text:c="22"/>pCreateCtx-&gt;pCcb,</text:p>
      <text:p text:style-name="P11"><text:s text:c="22"/>pCreateCtx-&gt;pFcb);</text:p>
      <text:p text:style-name="P11"><text:s text:c="4"/>}</text:p>
      <text:p text:style-name="P11"><text:soft-page-break/></text:p>
      <text:p text:style-name="P11"><text:s text:c="4"/>switch (ntError)</text:p>
      <text:p text:style-name="P11"><text:s text:c="4"/>{</text:p>
      <text:p text:style-name="P11"><text:s text:c="4"/>case STATUS_SUCCESS:</text:p>
      <text:p text:style-name="P11"><text:s text:c="8"/>ntError = PvfsCreateFileDoSysOpen(pCreateCtx);</text:p>
      <text:p text:style-name="P11"><text:s text:c="8"/>break;</text:p>
      <text:p text:style-name="P11"><text:s text:c="4"/></text:p>
      <text:p text:style-name="P11"><text:s text:c="4"/>case STATUS_OPLOCK_BREAK_IN_PROGRESS:</text:p>
      <text:p text:style-name="P11"><text:s text:c="8"/>ntError = PvfsPendOplockBreakTest(</text:p>
      <text:p text:style-name="P11"><text:s text:c="22"/>pCreateCtx-&gt;pFcb,</text:p>
      <text:p text:style-name="P11"><text:s text:c="22"/>pIrpContext,</text:p>
      <text:p text:style-name="P11"><text:s text:c="22"/>pCreateCtx-&gt;pCcb,</text:p>
      <text:p text:style-name="P11"><text:s text:c="22"/>PvfsCreateFileDoSysOpen,</text:p>
      <text:p text:style-name="P11"><text:s text:c="22"/>PvfsFreeCreateContext,</text:p>
      <text:p text:style-name="P11"><text:s text:c="22"/>(PVOID)pCreateCtx);</text:p>
      <text:p text:style-name="P11"><text:s text:c="8"/>if (ntError == STATUS_SUCCESS) {</text:p>
      <text:p text:style-name="P11"><text:s text:c="12"/>pCreateCtx = NULL;</text:p>
      <text:p text:style-name="P11"><text:s text:c="12"/>ntError = STATUS_PENDING;</text:p>
      <text:p text:style-name="P11"><text:s text:c="8"/>}</text:p>
      <text:p text:style-name="P11"><text:s text:c="8"/>break;</text:p>
      <text:p text:style-name="P11"/>
      <text:p text:style-name="P11"><text:s text:c="4"/>case STATUS_PENDING:</text:p>
      <text:p text:style-name="P11"><text:s text:c="8"/>ntError = PvfsAddItemPendingOplockBreakAck(</text:p>
      <text:p text:style-name="P11"><text:s text:c="22"/>pCreateCtx-&gt;pFcb,</text:p>
      <text:p text:style-name="P11"><text:s text:c="22"/>pIrpContext,</text:p>
      <text:p text:style-name="P11"><text:s text:c="22"/>PvfsCreateFileDoSysOpen,</text:p>
      <text:p text:style-name="P11"><text:s text:c="22"/>PvfsFreeCreateContext,</text:p>
      <text:p text:style-name="P11"><text:s text:c="22"/>(PVOID)pCreateCtx);</text:p>
      <text:p text:style-name="P11"><text:s text:c="8"/>if (ntError == STATUS_SUCCESS) {</text:p>
      <text:p text:style-name="P11"><text:s text:c="12"/>pCreateCtx = NULL;</text:p>
      <text:p text:style-name="P11"><text:s text:c="12"/>ntError = STATUS_PENDING;</text:p>
      <text:p text:style-name="P11"><text:s text:c="8"/>}</text:p>
      <text:p text:style-name="P11"><text:s text:c="8"/>break;</text:p>
      <text:p text:style-name="P11"><text:s text:c="4"/>}</text:p>
      <text:p text:style-name="P11"><text:s text:c="4"/>BAIL_ON_NT_STATUS(ntError);</text:p>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US" style:font-size-asian="12pt"/>
    </style:style>
    <style:style style:name="Footer_20_Char" style:display-name="Footer Char" style:family="text" style:parent-style-name="Default_20_Paragraph_20_Font">
      <style:text-properties fo:font-size="12pt" fo:language="en" fo:country="US" style:font-size-asian="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874in" fo:margin-top="0.2484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Footer"><text:page-number text:select-page="current">6</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0T17:19:00</meta:creation-date>
    <dc:creator>Gerald Carter</dc:creator>
    <dc:date>2009-07-21T16:58:00</dc:date>
    <meta:print-date>2009-07-21T16:49:00</meta:print-date>
    <meta:editing-cycles>23</meta:editing-cycles>
    <meta:editing-duration>PT04H28M00S</meta:editing-duration>
    <meta:document-statistic meta:table-count="2" meta:image-count="0" meta:object-count="0" meta:page-count="6" meta:paragraph-count="167" meta:word-count="994" meta:character-count="8404"/>
    <meta:generator>OpenOffice.org/3.0$Win32 OpenOffice.org_project/300m15$Build-9379</meta:generator>
  </office:meta>
</office:document-meta>
</file>